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63000000F1820E542EB1E94069.png" manifest:media-type="image/png"/>
  <manifest:file-entry manifest:full-path="Pictures/2000001600000D4F000018F3362D7037CF09EC7B.svm" manifest:media-type="image/x-svm"/>
  <manifest:file-entry manifest:full-path="Pictures/2000002100000A2F000018F338757E5EBD0B140C.svm" manifest:media-type="image/x-svm"/>
  <manifest:file-entry manifest:full-path="Pictures/2000001600000D4F000018F30A4638F34FB1EBA1.svm" manifest:media-type="image/x-svm"/>
  <manifest:file-entry manifest:full-path="Pictures/1000020000000081000000F193812EB8B9B81496.png" manifest:media-type="image/png"/>
  <manifest:file-entry manifest:full-path="Pictures/1000020000000081000000F181D45EDC19FF4DC4.png" manifest:media-type="image/png"/>
  <manifest:file-entry manifest:full-path="Pictures/2000002100000D4F000018F3F56F72A76A56B34F.svm" manifest:media-type="image/x-svm"/>
  <manifest:file-entry manifest:full-path="Pictures/1000020000000081000000F18DBC2B47610615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4cm" draw:stroke-linejoin="miter" draw:fill="solid" draw:fill-color="#ffffff"/>
    </style:style>
    <style:style style:name="gr2" style:family="graphic" style:parent-style-name="standard">
      <style:graphic-properties draw:stroke="none" svg:stroke-width="0.044cm" draw:stroke-linejoin="miter" draw:fill="solid" draw:fill-color="#000000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5cm" fo:min-width="0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46cm" fo:min-width="0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5cm" fo:min-width="1.3cm"/>
    </style:style>
    <style:style style:name="gr7" style:family="graphic" style:parent-style-name="standard">
      <style:graphic-properties draw:stroke="solid" svg:stroke-width="0.014cm" svg:stroke-color="#000000" draw:stroke-linejoin="miter" svg:stroke-linecap="butt" draw:fill="solid" draw:fill-color="#ffcc66" draw:opacity="40%" fo:padding-top="0.007cm" fo:padding-bottom="0.007cm" fo:padding-left="0.007cm" fo:padding-right="0.007cm"/>
    </style:style>
    <style:style style:name="gr8" style:family="graphic" style:parent-style-name="standard">
      <style:graphic-properties draw:stroke="dash" draw:stroke-dash="stroke-dash17" svg:stroke-width="0.014cm" svg:stroke-color="#000000" svg:stroke-opacity="40%" draw:stroke-linejoin="miter" svg:stroke-linecap="butt" draw:fill="none" fo:padding-top="0.007cm" fo:padding-bottom="0.007cm" fo:padding-left="0.007cm" fo:padding-right="0.007cm"/>
    </style:style>
    <style:style style:name="gr9" style:family="graphic" style:parent-style-name="standard">
      <style:graphic-properties draw:stroke="solid" svg:stroke-width="0.014cm" svg:stroke-color="#ffaa55" svg:stroke-opacity="60%" draw:stroke-linejoin="miter" svg:stroke-linecap="butt" draw:fill="solid" draw:fill-color="#ffaa55" draw:opacity="60%" fo:padding-top="0.007cm" fo:padding-bottom="0.007cm" fo:padding-left="0.007cm" fo:padding-right="0.007cm"/>
    </style:style>
    <style:style style:name="gr10" style:family="graphic" style:parent-style-name="standard">
      <style:graphic-properties draw:stroke="solid" svg:stroke-width="0.014cm" svg:stroke-color="#000000" draw:stroke-linejoin="miter" svg:stroke-linecap="butt" draw:fill="solid" draw:fill-color="#ffcc66" draw:opacity="0%" fo:padding-top="0.007cm" fo:padding-bottom="0.007cm" fo:padding-left="0.007cm" fo:padding-right="0.007cm"/>
    </style:style>
    <style:style style:name="gr11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gr13" style:family="graphic" style:parent-style-name="standard">
      <style:graphic-properties draw:stroke="none" draw:fill="solid" draw:fill-color="#ffcc66" draw:opacity="40%"/>
    </style:style>
    <style:style style:name="gr14" style:family="graphic" style:parent-style-name="standard">
      <style:graphic-properties draw:stroke="solid" svg:stroke-width="0.014cm" svg:stroke-color="#000000" draw:stroke-linejoin="miter" svg:stroke-linecap="butt" draw:fill="solid" draw:fill-color="#b44b4b" draw:opacity="40%" fo:padding-top="0.007cm" fo:padding-bottom="0.007cm" fo:padding-left="0.007cm" fo:padding-right="0.007cm"/>
    </style:style>
    <style:style style:name="gr15" style:family="graphic" style:parent-style-name="standard">
      <style:graphic-properties draw:stroke="solid" svg:stroke-width="0.014cm" svg:stroke-color="#000000" draw:stroke-linejoin="miter" svg:stroke-linecap="butt" draw:fill="solid" draw:fill-color="#6699cc" draw:opacity="40%" fo:padding-top="0.007cm" fo:padding-bottom="0.007cm" fo:padding-left="0.007cm" fo:padding-right="0.007cm"/>
    </style:style>
    <style:style style:name="gr16" style:family="graphic" style:parent-style-name="standard">
      <style:graphic-properties draw:stroke="solid" svg:stroke-width="0.014cm" svg:stroke-color="#000000" draw:stroke-linejoin="miter" svg:stroke-linecap="butt" draw:fill="solid" draw:fill-color="#00964b" draw:opacity="40%" fo:padding-top="0.007cm" fo:padding-bottom="0.007cm" fo:padding-left="0.007cm" fo:padding-right="0.007cm"/>
    </style:style>
    <style:style style:name="gr17" style:family="graphic" style:parent-style-name="standard">
      <style:graphic-properties draw:stroke="solid" svg:stroke-width="0.014cm" svg:stroke-color="#00964b" svg:stroke-opacity="60%" draw:stroke-linejoin="miter" svg:stroke-linecap="butt" draw:fill="solid" draw:fill-color="#00964b" draw:opacity="60%" fo:padding-top="0.007cm" fo:padding-bottom="0.007cm" fo:padding-left="0.007cm" fo:padding-right="0.007cm"/>
    </style:style>
    <style:style style:name="gr18" style:family="graphic" style:parent-style-name="standard">
      <style:graphic-properties draw:stroke="solid" svg:stroke-width="0.014cm" svg:stroke-color="#000000" draw:stroke-linejoin="miter" svg:stroke-linecap="butt" draw:fill="solid" draw:fill-color="#00964b" draw:opacity="0%" fo:padding-top="0.007cm" fo:padding-bottom="0.007cm" fo:padding-left="0.007cm" fo:padding-right="0.007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0.702cm" fo:padding-top="0cm" fo:padding-bottom="0cm" fo:padding-left="0cm" fo:padding-right="0cm"/>
    </style:style>
    <style:style style:name="gr2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5cm, 1.017cm, 0cm, 0cm)" draw:image-opacity="100%" style:mirror="horizontal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8cm, 1.689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8cm, 1.689cm, 0cm, 0cm)" draw:image-opacity="100%" style:mirror="horizontal"/>
    </style:style>
    <style:style style:name="gr25" style:family="graphic" style:parent-style-name="objectwithoutfill">
      <style:graphic-properties svg:stroke-color="#000000" draw:marker-end="" draw:marker-end-width="0.3cm" draw:fill="none" draw:textarea-horizontal-align="center" draw:textarea-vertical-align="middl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8cm, 0cm, 0cm, 0cm)" draw:image-opacity="100%" style:mirror="none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2.868cm" fo:padding-top="0cm" fo:padding-bottom="0cm" fo:padding-left="0cm" fo:padding-right="0cm"/>
    </style:style>
    <style:style style:name="gr28" style:family="graphic" style:parent-style-name="objectwithoutfill">
      <style:graphic-properties draw:fill="none" draw:textarea-horizontal-align="center" draw:textarea-vertical-align="middl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14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9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561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cc66" draw:opacity="40%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aa55" draw:opacity="60%"/>
    </style:style>
    <style:style style:name="P9" style:family="paragraph">
      <loext:graphic-properties draw:fill="solid" draw:fill-color="#ffcc66" draw:opacity="0%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b44b4b" draw:opacity="40%"/>
    </style:style>
    <style:style style:name="P13" style:family="paragraph">
      <loext:graphic-properties draw:fill="solid" draw:fill-color="#6699cc" draw:opacity="40%"/>
    </style:style>
    <style:style style:name="P14" style:family="paragraph">
      <loext:graphic-properties draw:fill="solid" draw:fill-color="#00964b" draw:opacity="40%"/>
    </style:style>
    <style:style style:name="P15" style:family="paragraph">
      <loext:graphic-properties draw:fill="solid" draw:fill-color="#00964b" draw:opacity="60%"/>
    </style:style>
    <style:style style:name="P16" style:family="paragraph">
      <loext:graphic-properties draw:fill="solid" draw:fill-color="#00964b" draw:opacity="0%"/>
    </style:style>
    <style:style style:name="P17" style:family="paragraph">
      <loext:graphic-properties draw:fill="none"/>
      <style:paragraph-properties fo:text-align="start" style:writing-mode="lr-tb"/>
      <style:text-properties fo:font-size="19.8999996185303pt" style:font-size-asian="19.8999996185303pt" style:font-size-complex="19.8999996185303pt"/>
    </style:style>
    <style:style style:name="T1" style:family="text">
      <style:text-properties fo:color="#000000" style:font-name="Computer Modern" fo:font-size="10pt" style:font-size-asian="10pt" style:font-name-complex="Computer Modern" style:font-size-complex="10pt"/>
    </style:style>
    <style:style style:name="T2" style:family="text">
      <style:text-properties fo:color="#000000" style:font-name="Computer Modern" fo:font-size="19.8999996185303pt" style:font-size-asian="19.8999996185303pt" style:font-name-complex="Computer Modern" style:font-size-complex="19.8999996185303pt"/>
    </style:style>
    <style:style style:name="T3" style:family="text">
      <style:text-properties fo:color="#000000" style:font-name="Computer Modern" fo:font-size="10pt" fo:font-weight="bold" style:font-size-asian="10pt" style:font-name-complex="Computer Modern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svg:title>TexMaths</svg:title>
          <svg:desc>28§display§\textbf{d}§svg§600§FALSE§</svg:desc>
          <draw:polygon draw:style-name="gr1" draw:text-style-name="P1" draw:layer="layout" svg:width="0.493cm" svg:height="0.59cm" svg:x="7.438cm" svg:y="4.549cm" svg:viewBox="0 0 494 591" draw:points="246,591 0,591 0,0 494,0 494,591">
            <text:p/>
          </draw:polygon>
          <draw:path draw:style-name="gr2" draw:text-style-name="P2" draw:layer="layout" svg:width="0.553cm" svg:height="0.691cm" svg:x="7.427cm" svg:y="4.5cm" svg:viewBox="0 0 554 692" svg:d="M375 643v49l179-7v-47c-60 0-67 0-67-38v-600l-174 9v45c60 0 67 0 67 38v192c-49-38-101-42-132-42-145 0-248 85-248 224 0 132 92 226 237 226 60 0 107-25 138-49zM375 336v246c-13 18-53 74-129 74-121 0-121-121-121-190 0-47 0-99 27-139 29-40 74-52 105-52 56 0 96 34 118 61z">
            <text:p/>
          </draw:path>
        </draw:g>
        <draw:g xml:id="id1" draw:id="id1">
          <svg:title>TexMaths</svg:title>
          <svg:desc>28§display§\textbf{m}_0§svg§600§FALSE§</svg:desc>
          <draw:polygon draw:style-name="gr1" draw:text-style-name="P1" draw:layer="layout" svg:width="1.202cm" svg:height="0.508cm" svg:x="7.174cm" svg:y="1.449cm" svg:viewBox="0 0 1203 509" draw:points="600,509 0,509 0,0 1203,0 1203,509">
            <text:p/>
          </draw:polygon>
          <draw:path draw:style-name="gr2" draw:text-style-name="P2" draw:layer="layout" svg:width="0.877cm" svg:height="0.445cm" svg:x="7.17cm" svg:y="1.4cm" svg:viewBox="0 0 878 446" svg:d="M67 94v305h-67v47c27-2 87-5 123-5 41 0 99 3 126 5v-47h-68v-206c0-108 86-157 146-157 34 0 56 20 56 96v267h-67v47c27-2 85-5 123-5s97 3 123 5v-47h-67v-206c0-108 85-157 148-157 34 0 54 20 54 96v267h-67v47c27-2 87-5 125-5s96 3 123 5v-47h-67v-256c0-103-51-143-152-143-90 0-141 49-168 94-18-92-110-94-148-94-85 0-141 45-173 108v-108l-170 9v45c60 0 67 0 67 40z">
            <text:p/>
          </draw:path>
          <draw:path draw:style-name="gr2" draw:text-style-name="P2" draw:layer="layout" svg:width="0.322cm" svg:height="0.472cm" svg:x="8.104cm" svg:y="1.532cm" svg:viewBox="0 0 323 473" svg:d="M323 240c0-76-9-132-43-179-20-34-63-61-119-61-161 0-161 188-161 240 0 49 0 233 161 233 162 0 162-184 162-233zM161 455c-31 0-74-20-87-76-11-41-11-99-11-148 0-52 0-103 11-141 13-56 58-70 87-70 38 0 74 23 85 63 12 36 14 87 14 148 0 49 0 101-11 145-14 63-61 79-88 79z">
            <text:p/>
          </draw:path>
        </draw:g>
        <draw:custom-shape draw:style-name="gr3" draw:text-style-name="P3" xml:id="id2" draw:id="id2" draw:layer="layout" svg:width="1.4cm" svg:height="1.1cm" svg:x="8.908cm" svg:y="2.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textbf{L}§svg§600§FALSE§</svg:desc>
          <draw:polygon draw:style-name="gr1" draw:text-style-name="P1" draw:layer="layout" svg:width="0.535cm" svg:height="0.578cm" svg:x="9.342cm" svg:y="2.771cm" svg:viewBox="0 0 536 579" draw:points="269,579 0,579 0,0 536,0 536,579">
            <text:p/>
          </draw:polygon>
          <draw:path draw:style-name="gr2" draw:text-style-name="P2" draw:layer="layout" svg:width="0.595cm" svg:height="0.677cm" svg:x="9.331cm" svg:y="2.722cm" svg:viewBox="0 0 596 678" svg:d="M596 409h-45c-9 67-24 224-201 224h-104v-586h135v-47c-45 2-152 2-200 2-44 0-143 0-181-2v47h108v586h-108v45h567z">
            <text:p/>
          </draw:path>
        </draw:g>
        <draw:custom-shape draw:style-name="gr3" draw:text-style-name="P3" draw:layer="layout" svg:width="1.4cm" svg:height="1.1cm" svg:x="12.589cm" svg:y="2.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textbf{L}^{\textnormal{\tiny{\tiny{T}}}}§svg§600§FALSE§</svg:desc>
          <draw:polygon draw:style-name="gr1" draw:text-style-name="P1" draw:layer="layout" svg:width="1.019cm" svg:height="0.592cm" svg:x="12.759cm" svg:y="2.751cm" svg:viewBox="0 0 1020 593" draw:points="509,593 0,593 0,0 1020,0 1020,593">
            <text:p/>
          </draw:polygon>
          <draw:path draw:style-name="gr2" draw:text-style-name="P2" draw:layer="layout" svg:width="0.596cm" svg:height="0.675cm" svg:x="12.748cm" svg:y="2.715cm" svg:viewBox="0 0 597 676" svg:d="M597 407h-45c-9 67-25 224-202 224h-103v-584h134v-47c-45 2-152 2-199 2-45 0-144 0-182-2v47h108v584h-108v45h567z">
            <text:p/>
          </draw:path>
          <draw:path draw:style-name="gr2" draw:text-style-name="P2" draw:layer="layout" svg:width="0.4cm" svg:height="0.332cm" svg:x="13.428cm" svg:y="2.702cm" svg:viewBox="0 0 401 333" svg:d="M390 0h-379l-11 119h20c9-92 27-97 108-97 11 0 29 0 31 0 16 0 16 3 16 18v251c0 15 0 22-54 22h-25v20c25-2 79-2 106-2s78 0 103 2v-20h-25c-53 0-53-7-53-22v-251c0-13 2-15 15-18 5 0 20 0 32 0 80 0 98 5 107 97h20z">
            <text:p/>
          </draw:path>
        </draw:g>
        <draw:line draw:style-name="gr4" draw:text-style-name="P4" draw:layer="layout" svg:x1="8.181cm" svg:y1="4.9cm" svg:x2="27.5cm" svg:y2="4.9cm">
          <text:p/>
        </draw:line>
        <draw:custom-shape draw:style-name="gr5" draw:text-style-name="P3" draw:layer="layout" svg:width="0.7cm" svg:height="0.7cm" svg:x="11.127cm" svg:y="2.7cm">
          <text:p text:style-name="P5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8cm" svg:height="2.9cm" svg:x="14.77cm" svg:y="1.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ambda_{\theta_{0}}§svg§600§FALSE§</svg:desc>
          <draw:polygon draw:style-name="gr1" draw:text-style-name="P1" draw:layer="layout" svg:width="1.257cm" svg:height="0.863cm" svg:x="15.028cm" svg:y="2.583cm" svg:viewBox="0 0 1258 864" draw:points="630,864 0,864 0,0 1258,0 1258,864">
            <text:p/>
          </draw:polygon>
          <draw:path draw:style-name="gr2" draw:text-style-name="P2" draw:layer="layout" svg:width="0.62cm" svg:height="0.707cm" svg:x="15.01cm" svg:y="2.534cm" svg:viewBox="0 0 621 708" svg:d="M334 20c-7-18-11-20-22-20-16 0-18 4-23 20l-190 587c-9 31-30 69-99 69v32c34-3 83-5 92-5 29 0 81 2 112 5v-32c-54-2-76-27-76-51 0-5 0-9 4-23l148-459 157 486c5 14 5 16 5 18 0 29-59 29-83 29v32c33-5 103-5 141-5s83 2 121 5v-32c-74 0-76-6-90-42z">
            <text:p/>
          </draw:path>
          <draw:path draw:style-name="gr2" draw:text-style-name="P2" draw:layer="layout" svg:width="0.311cm" svg:height="0.494cm" svg:x="15.705cm" svg:y="2.901cm" svg:viewBox="0 0 312 495" svg:d="M312 150c0-72-30-150-97-150-103 0-215 186-215 345 0 81 31 150 96 150 106 0 216-190 216-345zM78 235c36-150 95-215 137-215 45 0 45 76 45 90 0 27-7 67-20 125zM233 260c-20 76-36 112-56 145-22 36-49 70-81 70-38 0-44-54-44-90 0-47 13-101 20-125z">
            <text:p/>
          </draw:path>
          <draw:path draw:style-name="gr2" draw:text-style-name="P2" draw:layer="layout" svg:width="0.259cm" svg:height="0.339cm" svg:x="16.077cm" svg:y="3.157cm" svg:viewBox="0 0 260 340" svg:d="M260 172c0-35 0-172-130-172s-130 137-130 172c0 36 0 168 130 168s130-132 130-168zM130 325c-18 0-61-7-74-56-7-27-7-63-7-103 0-38 0-72 9-99 11-42 50-51 72-51 36 0 63 20 72 53 9 25 9 68 9 97 0 33 0 74-9 103-14 49-52 56-72 56z">
            <text:p/>
          </draw:path>
        </draw:g>
        <draw:connector draw:style-name="gr4" draw:text-style-name="P4" draw:layer="layout" svg:x1="7.798cm" svg:y1="2.005cm" svg:x2="8.908cm" svg:y2="3.05cm" draw:start-shape="id1" draw:start-glue-point="2" draw:end-shape="id2" draw:end-glue-point="3" svg:d="M7798 2005v1045h1110" svg:viewBox="0 0 1111 1046">
          <text:p/>
        </draw:connector>
        <draw:line draw:style-name="gr4" draw:text-style-name="P4" draw:layer="layout" svg:x1="11.47cm" svg:y1="4.9cm" svg:x2="11.47cm" svg:y2="3.4cm">
          <text:p/>
        </draw:line>
        <draw:line draw:style-name="gr4" draw:text-style-name="P4" draw:layer="layout" svg:x1="10.327cm" svg:y1="3.1cm" svg:x2="11.127cm" svg:y2="3.1cm">
          <text:p/>
        </draw:line>
        <draw:line draw:style-name="gr4" draw:text-style-name="P4" draw:layer="layout" svg:x1="11.827cm" svg:y1="3.1cm" svg:x2="12.627cm" svg:y2="3.1cm">
          <text:p/>
        </draw:line>
        <draw:line draw:style-name="gr4" draw:text-style-name="P4" draw:layer="layout" svg:x1="13.989cm" svg:y1="3.1cm" svg:x2="14.789cm" svg:y2="3.1cm">
          <text:p/>
        </draw:line>
        <draw:g xml:id="id3" draw:id="id3">
          <svg:title>TexMaths</svg:title>
          <svg:desc>28§display§\textbf{m}_1§svg§600§FALSE§</svg:desc>
          <draw:polygon draw:style-name="gr1" draw:text-style-name="P1" draw:layer="layout" svg:width="1.169cm" svg:height="0.492cm" svg:x="17.375cm" svg:y="1.451cm" svg:viewBox="0 0 1170 493" draw:points="586,493 0,493 0,0 1170,0 1170,493">
            <text:p/>
          </draw:polygon>
          <draw:path draw:style-name="gr2" draw:text-style-name="P2" draw:layer="layout" svg:width="0.876cm" svg:height="0.444cm" svg:x="17.371cm" svg:y="1.402cm" svg:viewBox="0 0 877 445" svg:d="M67 94v304h-67v47c27-2 87-4 123-4 40 0 98 2 125 4v-47h-67v-205c0-108 85-157 146-157 33 0 56 20 56 96v266h-68v47c27-2 85-4 123-4 39 0 97 2 124 4v-47h-68v-205c0-108 85-157 148-157 34 0 54 20 54 96v266h-67v47c27-2 87-4 125-4s96 2 123 4v-47h-67v-255c0-103-52-143-152-143-90 0-141 49-168 94-18-92-110-94-148-94-85 0-141 45-172 107v-107l-170 9v45c60 0 67 0 67 40z">
            <text:p/>
          </draw:path>
          <draw:path draw:style-name="gr2" draw:text-style-name="P2" draw:layer="layout" svg:width="0.252cm" svg:height="0.458cm" svg:x="18.344cm" svg:y="1.534cm" svg:viewBox="0 0 253 459" svg:d="M157 20c0-20-3-20-21-20-44 43-107 45-136 45v24c16 0 63 0 101-20v354c0 22 0 31-70 31h-27v25c14 0 99-2 124-2 22 0 109 2 125 2v-25h-27c-69 0-69-9-69-31z">
            <text:p/>
          </draw:path>
        </draw:g>
        <draw:custom-shape draw:style-name="gr3" draw:text-style-name="P3" xml:id="id4" draw:id="id4" draw:layer="layout" svg:width="1.4cm" svg:height="1.1cm" svg:x="19.109cm" svg:y="2.5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textbf{L}§svg§600§FALSE§</svg:desc>
          <draw:polygon draw:style-name="gr1" draw:text-style-name="P1" draw:layer="layout" svg:width="0.535cm" svg:height="0.578cm" svg:x="19.543cm" svg:y="2.772cm" svg:viewBox="0 0 536 579" draw:points="269,579 0,579 0,0 536,0 536,579">
            <text:p/>
          </draw:polygon>
          <draw:path draw:style-name="gr2" draw:text-style-name="P2" draw:layer="layout" svg:width="0.595cm" svg:height="0.677cm" svg:x="19.532cm" svg:y="2.723cm" svg:viewBox="0 0 596 678" svg:d="M596 409h-45c-9 67-24 224-201 224h-104v-586h135v-47c-45 2-152 2-200 2-44 0-143 0-181-2v47h108v586h-108v45h567z">
            <text:p/>
          </draw:path>
        </draw:g>
        <draw:custom-shape draw:style-name="gr3" draw:text-style-name="P3" draw:layer="layout" svg:width="1.4cm" svg:height="1.1cm" svg:x="22.79cm" svg:y="2.5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textbf{L}^{\textnormal{\tiny{\tiny{T}}}}§svg§600§FALSE§</svg:desc>
          <draw:polygon draw:style-name="gr1" draw:text-style-name="P1" draw:layer="layout" svg:width="1.019cm" svg:height="0.592cm" svg:x="22.96cm" svg:y="2.752cm" svg:viewBox="0 0 1020 593" draw:points="509,593 0,593 0,0 1020,0 1020,593">
            <text:p/>
          </draw:polygon>
          <draw:path draw:style-name="gr2" draw:text-style-name="P2" draw:layer="layout" svg:width="0.596cm" svg:height="0.675cm" svg:x="22.949cm" svg:y="2.716cm" svg:viewBox="0 0 597 676" svg:d="M597 407h-45c-9 67-25 224-202 224h-103v-584h134v-47c-45 2-152 2-199 2-45 0-144 0-182-2v47h108v584h-108v45h567z">
            <text:p/>
          </draw:path>
          <draw:path draw:style-name="gr2" draw:text-style-name="P2" draw:layer="layout" svg:width="0.4cm" svg:height="0.332cm" svg:x="23.629cm" svg:y="2.703cm" svg:viewBox="0 0 401 333" svg:d="M390 0h-379l-11 119h20c9-92 27-97 108-97 11 0 29 0 31 0 16 0 16 3 16 18v251c0 15 0 22-54 22h-25v20c25-2 79-2 106-2s78 0 103 2v-20h-25c-53 0-53-7-53-22v-251c0-13 2-15 15-18 5 0 20 0 32 0 80 0 98 5 107 97h20z">
            <text:p/>
          </draw:path>
        </draw:g>
        <draw:custom-shape draw:style-name="gr5" draw:text-style-name="P3" draw:layer="layout" svg:width="0.7cm" svg:height="0.7cm" svg:x="21.328cm" svg:y="2.701cm">
          <text:p text:style-name="P5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8cm" svg:height="2.9cm" svg:x="24.971cm" svg:y="1.5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ambda_{\theta_{1}}§svg§600§FALSE§</svg:desc>
          <draw:polygon draw:style-name="gr1" draw:text-style-name="P1" draw:layer="layout" svg:width="1.234cm" svg:height="0.852cm" svg:x="25.229cm" svg:y="2.584cm" svg:viewBox="0 0 1235 853" draw:points="619,853 0,853 0,0 1235,0 1235,853">
            <text:p/>
          </draw:polygon>
          <draw:path draw:style-name="gr2" draw:text-style-name="P2" draw:layer="layout" svg:width="0.62cm" svg:height="0.707cm" svg:x="25.211cm" svg:y="2.535cm" svg:viewBox="0 0 621 708" svg:d="M334 20c-7-18-11-20-23-20-15 0-17 4-22 20l-190 587c-9 31-30 69-99 69v32c34-2 83-5 92-5 29 0 81 3 112 5v-32c-54-2-76-26-76-51 0-5 0-9 4-22l148-460 157 486c4 14 4 16 4 18 0 29-58 29-82 29v32c33-5 103-5 141-5s83 3 121 5v-32c-74 0-76-6-90-42z">
            <text:p/>
          </draw:path>
          <draw:path draw:style-name="gr2" draw:text-style-name="P2" draw:layer="layout" svg:width="0.31cm" svg:height="0.494cm" svg:x="25.906cm" svg:y="2.902cm" svg:viewBox="0 0 311 495" svg:d="M311 150c0-72-29-150-96-150-103 0-215 186-215 345 0 81 31 150 96 150 106 0 215-190 215-345zM78 235c36-150 95-215 137-215 45 0 45 76 45 90 0 27-7 67-20 125zM233 260c-20 76-36 112-56 145-22 36-49 70-81 70-38 0-44-54-44-90 0-47 13-101 20-125z">
            <text:p/>
          </draw:path>
          <draw:path draw:style-name="gr2" draw:text-style-name="P2" draw:layer="layout" svg:width="0.203cm" svg:height="0.328cm" svg:x="26.309cm" svg:y="3.158cm" svg:viewBox="0 0 204 329" svg:d="M128 16c0-16-3-16-18-16-36 31-92 31-101 31h-9v23h9c11 0 43-2 72-14v247c0 15 0 22-52 22h-25v20c27-2 72-2 99-2 29 0 74 0 101 2v-20h-25c-51 0-51-7-51-22z">
            <text:p/>
          </draw:path>
        </draw:g>
        <draw:connector draw:style-name="gr4" draw:text-style-name="P4" draw:layer="layout" svg:x1="17.984cm" svg:y1="1.993cm" svg:x2="19.109cm" svg:y2="3.051cm" draw:start-shape="id3" draw:end-shape="id4" draw:end-glue-point="3" svg:d="M17984 1993v1058h1125" svg:viewBox="0 0 1126 1059">
          <text:p/>
        </draw:connector>
        <draw:line draw:style-name="gr4" draw:text-style-name="P4" draw:layer="layout" svg:x1="20.528cm" svg:y1="3.101cm" svg:x2="21.328cm" svg:y2="3.101cm">
          <text:p/>
        </draw:line>
        <draw:line draw:style-name="gr4" draw:text-style-name="P4" draw:layer="layout" svg:x1="22.028cm" svg:y1="3.101cm" svg:x2="22.828cm" svg:y2="3.101cm">
          <text:p/>
        </draw:line>
        <draw:line draw:style-name="gr4" draw:text-style-name="P4" draw:layer="layout" svg:x1="24.19cm" svg:y1="3.101cm" svg:x2="24.99cm" svg:y2="3.101cm">
          <text:p/>
        </draw:line>
        <draw:line draw:style-name="gr4" draw:text-style-name="P4" draw:layer="layout" svg:x1="16.589cm" svg:y1="1.7cm" svg:x2="17.389cm" svg:y2="1.7cm">
          <text:p/>
        </draw:line>
        <draw:line draw:style-name="gr4" draw:text-style-name="P4" draw:layer="layout" svg:x1="21.67cm" svg:y1="4.901cm" svg:x2="21.67cm" svg:y2="3.401cm">
          <text:p/>
        </draw:line>
        <draw:line draw:style-name="gr4" draw:text-style-name="P4" draw:layer="layout" svg:x1="8.47cm" svg:y1="1.7cm" svg:x2="14.77cm" svg:y2="1.7cm">
          <text:p/>
        </draw:line>
        <draw:line draw:style-name="gr4" draw:text-style-name="P4" draw:layer="layout" svg:x1="18.67cm" svg:y1="1.7cm" svg:x2="24.97cm" svg:y2="1.7cm">
          <text:p/>
        </draw:line>
        <draw:g>
          <svg:title>TexMaths</svg:title>
          <svg:desc>28§display§\textnormal{a)}§svg§600§FALSE§</svg:desc>
          <draw:polygon draw:style-name="gr1" draw:text-style-name="P1" draw:layer="layout" svg:width="0.68cm" svg:height="0.886cm" svg:x="0.07cm" svg:y="0.063cm" svg:viewBox="0 0 681 887" draw:points="340,887 0,887 0,0 681,0 681,887">
            <text:p/>
          </draw:polygon>
          <draw:path draw:style-name="gr2" draw:text-style-name="P2" draw:layer="layout" svg:width="0.445cm" svg:height="0.454cm" svg:x="0.061cm" svg:y="0.312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2" draw:text-style-name="P2" draw:layer="layout" svg:width="0.23cm" svg:height="0.985cm" svg:x="0.569cm" svg:y="0.01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\textnormal{b)}§svg§600§FALSE§</svg:desc>
          <draw:polygon draw:style-name="gr1" draw:text-style-name="P1" draw:layer="layout" svg:width="0.733cm" svg:height="0.886cm" svg:x="0.023cm" svg:y="6.549cm" svg:viewBox="0 0 734 887" draw:points="367,887 0,887 0,0 734,0 734,887">
            <text:p/>
          </draw:polygon>
          <draw:path draw:style-name="gr2" draw:text-style-name="P2" draw:layer="layout" svg:width="0.487cm" svg:height="0.696cm" svg:x="0.001cm" svg:y="6.556cm" svg:viewBox="0 0 488 697" svg:d="M143 314v-314l-143 11v32c69 0 76 6 76 53v590h25c2-3 9-16 36-61 15 23 58 72 129 72 119 0 222-96 222-224 0-126-98-224-210-224-77 0-119 47-135 65zM146 574v-204c0-20 0-20 11-36 38-56 92-63 116-63 45 0 81 25 103 63 27 40 29 96 29 137 0 38-2 96-31 141-20 29-58 63-112 63-43 0-78-25-103-61-13-20-13-22-13-40z">
            <text:p/>
          </draw:path>
          <draw:path draw:style-name="gr2" draw:text-style-name="P2" draw:layer="layout" svg:width="0.23cm" svg:height="0.985cm" svg:x="0.576cm" svg:y="6.5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draw:path draw:style-name="gr7" draw:text-style-name="P6" draw:layer="layout" svg:width="3.371cm" svg:height="6.371cm" svg:x="2.892cm" svg:y="7.992cm" svg:viewBox="0 0 3372 6372" svg:d="M1601 1771h-1601v4601h1601zM1601 1771h-1601l1772-1771h1600z">
            <text:p/>
          </draw:path>
          <draw:line draw:style-name="gr8" draw:text-style-name="P7" draw:layer="layout" svg:x1="6.263cm" svg:y1="12.592cm" svg:x2="4.663cm" svg:y2="12.592cm">
            <text:p/>
          </draw:line>
          <draw:line draw:style-name="gr8" draw:text-style-name="P7" draw:layer="layout" svg:x1="2.892cm" svg:y1="14.364cm" svg:x2="4.664cm" svg:y2="12.592cm">
            <text:p/>
          </draw:line>
          <draw:line draw:style-name="gr8" draw:text-style-name="P7" draw:layer="layout" svg:x1="4.663cm" svg:y1="7.992cm" svg:x2="4.663cm" svg:y2="12.592cm">
            <text:p/>
          </draw:line>
          <draw:path draw:style-name="gr9" draw:text-style-name="P8" draw:layer="layout" svg:width="2.305cm" svg:height="6.371cm" svg:x="3.958cm" svg:y="7.992cm" svg:viewBox="0 0 2306 6372" svg:d="M534 1771h-534v4601h534zM534 1771h-534l1772-1771h534z">
            <text:p/>
          </draw:path>
          <draw:path draw:style-name="gr10" draw:text-style-name="P9" draw:layer="layout" svg:width="3.371cm" svg:height="6.371cm" svg:x="2.892cm" svg:y="7.992cm" svg:viewBox="0 0 3372 6372" svg:d="M1601 1771h-1601v4601h1601zM1601 1771h-1601l1772-1771h1600z">
            <text:p/>
          </draw:path>
          <draw:line draw:style-name="gr11" draw:text-style-name="P7" draw:layer="layout" svg:x1="2.892cm" svg:y1="14.363cm" svg:x2="4.492cm" svg:y2="14.363cm">
            <text:p/>
          </draw:line>
          <draw:path draw:style-name="gr7" draw:text-style-name="P6" draw:layer="layout" svg:width="3.371cm" svg:height="6.371cm" svg:x="4.492cm" svg:y="7.992cm" svg:viewBox="0 0 3372 6372" svg:d="M1600 1771h-1600v4601h1600zM1600 1771h-1600l1771-1771h1601z">
            <text:p/>
          </draw:path>
          <draw:line draw:style-name="gr8" draw:text-style-name="P7" draw:layer="layout" svg:x1="7.863cm" svg:y1="12.592cm" svg:x2="6.263cm" svg:y2="12.592cm">
            <text:p/>
          </draw:line>
          <draw:line draw:style-name="gr8" draw:text-style-name="P7" draw:layer="layout" svg:x1="4.492cm" svg:y1="14.364cm" svg:x2="6.264cm" svg:y2="12.592cm">
            <text:p/>
          </draw:line>
          <draw:line draw:style-name="gr8" draw:text-style-name="P7" draw:layer="layout" svg:x1="6.263cm" svg:y1="7.992cm" svg:x2="6.263cm" svg:y2="12.592cm">
            <text:p/>
          </draw:line>
          <draw:path draw:style-name="gr9" draw:text-style-name="P8" draw:layer="layout" svg:width="2.305cm" svg:height="6.371cm" svg:x="5.558cm" svg:y="7.992cm" svg:viewBox="0 0 2306 6372" svg:d="M534 1771h-534v4601h534zM534 1771h-534l1772-1771h534z">
            <text:p/>
          </draw:path>
          <draw:path draw:style-name="gr10" draw:text-style-name="P9" draw:layer="layout" svg:width="3.371cm" svg:height="6.371cm" svg:x="4.492cm" svg:y="7.992cm" svg:viewBox="0 0 3372 6372" svg:d="M1600 1771h-1600v4601h1600zM1600 1771h-1600l1771-1771h1601z">
            <text:p/>
          </draw:path>
          <draw:line draw:style-name="gr11" draw:text-style-name="P7" draw:layer="layout" svg:x1="4.492cm" svg:y1="14.363cm" svg:x2="6.092cm" svg:y2="14.363cm">
            <text:p/>
          </draw:line>
          <draw:frame draw:style-name="gr12" draw:text-style-name="P11" draw:layer="layout" svg:width="0.451cm" svg:height="0.412cm" svg:x="3.516cm" svg:y="14.388cm">
            <draw:text-box>
              <text:p text:style-name="P10"><text:span text:style-name="T1">32</text:span></text:p>
            </draw:text-box>
          </draw:frame>
          <draw:polygon draw:style-name="gr13" draw:text-style-name="P6" draw:layer="layout" svg:width="1.771cm" svg:height="6.371cm" svg:x="6.092cm" svg:y="7.992cm" svg:viewBox="0 0 1772 6372" draw:points="0,1771 1772,0 1772,4601 0,6372">
            <text:p/>
          </draw:polygon>
          <draw:polygon draw:style-name="gr11" draw:text-style-name="P7" draw:layer="layout" svg:width="1.771cm" svg:height="6.371cm" svg:x="6.092cm" svg:y="7.992cm" svg:viewBox="0 0 1772 6372" draw:points="0,1771 1772,0 1772,4601 0,6372">
            <text:p/>
          </draw:polygon>
          <draw:polygon draw:style-name="gr9" draw:text-style-name="P8" draw:layer="layout" svg:width="1.771cm" svg:height="6.371cm" svg:x="6.092cm" svg:y="7.992cm" svg:viewBox="0 0 1772 6372" draw:points="0,1771 1772,0 1772,4601 0,6372">
            <text:p/>
          </draw:polygon>
          <draw:polygon draw:style-name="gr11" draw:text-style-name="P7" draw:layer="layout" svg:width="1.771cm" svg:height="6.371cm" svg:x="6.092cm" svg:y="7.992cm" svg:viewBox="0 0 1772 6372" draw:points="0,1771 1772,0 1772,4601 0,6372">
            <text:p/>
          </draw:polygon>
          <draw:line draw:style-name="gr11" draw:text-style-name="P7" draw:layer="layout" svg:x1="6.092cm" svg:y1="14.364cm" svg:x2="7.864cm" svg:y2="12.592cm">
            <text:p/>
          </draw:line>
          <draw:line draw:style-name="gr11" draw:text-style-name="P7" draw:layer="layout" svg:x1="2.892cm" svg:y1="14.363cm" svg:x2="2.892cm" svg:y2="9.763cm">
            <text:p/>
          </draw:line>
          <draw:frame draw:style-name="gr12" draw:text-style-name="P11" draw:layer="layout" svg:width="0.451cm" svg:height="0.412cm" svg:x="5.116cm" svg:y="14.388cm">
            <draw:text-box>
              <text:p text:style-name="P10"><text:span text:style-name="T1">32</text:span></text:p>
            </draw:text-box>
          </draw:frame>
          <draw:path draw:style-name="gr7" draw:text-style-name="P6" draw:layer="layout" svg:width="3.371cm" svg:height="6.37cm" svg:x="2.892cm" svg:y="15.993cm" svg:viewBox="0 0 3372 6371" svg:d="M1601 1771h-1601v4600h1601zM1601 1771h-1601l1772-1771h1600z">
            <text:p/>
          </draw:path>
          <draw:line draw:style-name="gr8" draw:text-style-name="P7" draw:layer="layout" svg:x1="6.263cm" svg:y1="20.592cm" svg:x2="4.663cm" svg:y2="20.592cm">
            <text:p/>
          </draw:line>
          <draw:line draw:style-name="gr8" draw:text-style-name="P7" draw:layer="layout" svg:x1="2.892cm" svg:y1="22.364cm" svg:x2="4.664cm" svg:y2="20.592cm">
            <text:p/>
          </draw:line>
          <draw:line draw:style-name="gr8" draw:text-style-name="P7" draw:layer="layout" svg:x1="4.663cm" svg:y1="15.993cm" svg:x2="4.663cm" svg:y2="20.592cm">
            <text:p/>
          </draw:line>
          <draw:path draw:style-name="gr9" draw:text-style-name="P8" draw:layer="layout" svg:width="2.305cm" svg:height="6.37cm" svg:x="3.958cm" svg:y="15.993cm" svg:viewBox="0 0 2306 6371" svg:d="M534 1771h-534v4600h534zM534 1771h-534l1772-1771h534z">
            <text:p/>
          </draw:path>
          <draw:path draw:style-name="gr10" draw:text-style-name="P9" draw:layer="layout" svg:width="3.371cm" svg:height="6.37cm" svg:x="2.892cm" svg:y="15.993cm" svg:viewBox="0 0 3372 6371" svg:d="M1601 1771h-1601v4600h1601zM1601 1771h-1601l1772-1771h1600z">
            <text:p/>
          </draw:path>
          <draw:line draw:style-name="gr11" draw:text-style-name="P7" draw:layer="layout" svg:x1="2.892cm" svg:y1="22.363cm" svg:x2="4.492cm" svg:y2="22.363cm">
            <text:p/>
          </draw:line>
          <draw:path draw:style-name="gr7" draw:text-style-name="P6" draw:layer="layout" svg:width="3.371cm" svg:height="6.37cm" svg:x="4.492cm" svg:y="15.993cm" svg:viewBox="0 0 3372 6371" svg:d="M1600 1771h-1600v4600h1600zM1600 1771h-1600l1771-1771h1601z">
            <text:p/>
          </draw:path>
          <draw:line draw:style-name="gr8" draw:text-style-name="P7" draw:layer="layout" svg:x1="7.863cm" svg:y1="20.592cm" svg:x2="6.263cm" svg:y2="20.592cm">
            <text:p/>
          </draw:line>
          <draw:line draw:style-name="gr8" draw:text-style-name="P7" draw:layer="layout" svg:x1="4.492cm" svg:y1="22.364cm" svg:x2="6.264cm" svg:y2="20.592cm">
            <text:p/>
          </draw:line>
          <draw:line draw:style-name="gr8" draw:text-style-name="P7" draw:layer="layout" svg:x1="6.263cm" svg:y1="15.993cm" svg:x2="6.263cm" svg:y2="20.592cm">
            <text:p/>
          </draw:line>
          <draw:path draw:style-name="gr9" draw:text-style-name="P8" draw:layer="layout" svg:width="2.305cm" svg:height="6.37cm" svg:x="5.558cm" svg:y="15.993cm" svg:viewBox="0 0 2306 6371" svg:d="M534 1771h-534v4600h534zM534 1771h-534l1772-1771h534z">
            <text:p/>
          </draw:path>
          <draw:path draw:style-name="gr10" draw:text-style-name="P9" draw:layer="layout" svg:width="3.371cm" svg:height="6.37cm" svg:x="4.492cm" svg:y="15.993cm" svg:viewBox="0 0 3372 6371" svg:d="M1600 1771h-1600v4600h1600zM1600 1771h-1600l1771-1771h1601z">
            <text:p/>
          </draw:path>
          <draw:line draw:style-name="gr11" draw:text-style-name="P7" draw:layer="layout" svg:x1="4.492cm" svg:y1="22.363cm" svg:x2="6.092cm" svg:y2="22.363cm">
            <text:p/>
          </draw:line>
          <draw:frame draw:style-name="gr12" draw:text-style-name="P11" draw:layer="layout" svg:width="0.451cm" svg:height="0.412cm" svg:x="3.516cm" svg:y="22.388cm">
            <draw:text-box>
              <text:p text:style-name="P10"><text:span text:style-name="T1">32</text:span></text:p>
            </draw:text-box>
          </draw:frame>
          <draw:polygon draw:style-name="gr7" draw:text-style-name="P6" draw:layer="layout" svg:width="1.771cm" svg:height="6.37cm" svg:x="6.092cm" svg:y="15.993cm" svg:viewBox="0 0 1772 6371" draw:points="0,1771 1772,0 1772,4600 0,6371">
            <text:p/>
          </draw:polygon>
          <draw:polygon draw:style-name="gr9" draw:text-style-name="P8" draw:layer="layout" svg:width="1.771cm" svg:height="6.37cm" svg:x="6.092cm" svg:y="15.993cm" svg:viewBox="0 0 1772 6371" draw:points="0,1771 1772,0 1772,4600 0,6371">
            <text:p/>
          </draw:polygon>
          <draw:polygon draw:style-name="gr11" draw:text-style-name="P7" draw:layer="layout" svg:width="1.771cm" svg:height="6.37cm" svg:x="6.092cm" svg:y="15.993cm" svg:viewBox="0 0 1772 6371" draw:points="0,1771 1772,0 1772,4600 0,6371">
            <text:p/>
          </draw:polygon>
          <draw:line draw:style-name="gr11" draw:text-style-name="P7" draw:layer="layout" svg:x1="6.092cm" svg:y1="22.364cm" svg:x2="7.864cm" svg:y2="20.592cm">
            <text:p/>
          </draw:line>
          <draw:line draw:style-name="gr11" draw:text-style-name="P7" draw:layer="layout" svg:x1="2.892cm" svg:y1="22.363cm" svg:x2="2.892cm" svg:y2="17.763cm">
            <text:p/>
          </draw:line>
          <draw:frame draw:style-name="gr12" draw:text-style-name="P11" draw:layer="layout" svg:width="0.451cm" svg:height="0.412cm" svg:x="5.116cm" svg:y="22.388cm">
            <draw:text-box>
              <text:p text:style-name="P10"><text:span text:style-name="T1">32</text:span></text:p>
            </draw:text-box>
          </draw:frame>
          <draw:path draw:style-name="gr14" draw:text-style-name="P12" draw:layer="layout" svg:width="3.371cm" svg:height="6.371cm" svg:x="10.092cm" svg:y="11.992cm" svg:viewBox="0 0 3372 6372" svg:d="M1601 1771h-1601v4601h1601zM1601 1771h-1601l1772-1771h1600z">
            <text:p/>
          </draw:path>
          <draw:line draw:style-name="gr8" draw:text-style-name="P7" draw:layer="layout" svg:x1="13.463cm" svg:y1="16.592cm" svg:x2="11.863cm" svg:y2="16.592cm">
            <text:p/>
          </draw:line>
          <draw:line draw:style-name="gr8" draw:text-style-name="P7" draw:layer="layout" svg:x1="10.092cm" svg:y1="18.364cm" svg:x2="11.864cm" svg:y2="16.592cm">
            <text:p/>
          </draw:line>
          <draw:line draw:style-name="gr8" draw:text-style-name="P7" draw:layer="layout" svg:x1="11.863cm" svg:y1="11.992cm" svg:x2="11.863cm" svg:y2="16.592cm">
            <text:p/>
          </draw:line>
          <draw:line draw:style-name="gr11" draw:text-style-name="P7" draw:layer="layout" svg:x1="10.092cm" svg:y1="18.363cm" svg:x2="11.692cm" svg:y2="18.363cm">
            <text:p/>
          </draw:line>
          <draw:polygon draw:style-name="gr14" draw:text-style-name="P12" draw:layer="layout" svg:width="1.771cm" svg:height="6.371cm" svg:x="11.692cm" svg:y="11.992cm" svg:viewBox="0 0 1772 6372" draw:points="0,1771 1772,0 1772,4601 0,6372">
            <text:p/>
          </draw:polygon>
          <draw:line draw:style-name="gr11" draw:text-style-name="P7" draw:layer="layout" svg:x1="11.692cm" svg:y1="18.364cm" svg:x2="13.464cm" svg:y2="16.592cm">
            <text:p/>
          </draw:line>
          <draw:line draw:style-name="gr11" draw:text-style-name="P7" draw:layer="layout" svg:x1="10.092cm" svg:y1="18.363cm" svg:x2="10.092cm" svg:y2="13.763cm">
            <text:p/>
          </draw:line>
          <draw:path draw:style-name="gr14" draw:text-style-name="P12" draw:layer="layout" svg:width="3.371cm" svg:height="6.371cm" svg:x="11.692cm" svg:y="11.992cm" svg:viewBox="0 0 3372 6372" svg:d="M1600 1771h-1600v4601h1600zM1600 1771h-1600l1771-1771h1601z">
            <text:p/>
          </draw:path>
          <draw:line draw:style-name="gr8" draw:text-style-name="P7" draw:layer="layout" svg:x1="15.063cm" svg:y1="16.592cm" svg:x2="13.463cm" svg:y2="16.592cm">
            <text:p/>
          </draw:line>
          <draw:line draw:style-name="gr8" draw:text-style-name="P7" draw:layer="layout" svg:x1="11.692cm" svg:y1="18.364cm" svg:x2="13.464cm" svg:y2="16.592cm">
            <text:p/>
          </draw:line>
          <draw:line draw:style-name="gr8" draw:text-style-name="P7" draw:layer="layout" svg:x1="13.463cm" svg:y1="11.992cm" svg:x2="13.463cm" svg:y2="16.592cm">
            <text:p/>
          </draw:line>
          <draw:line draw:style-name="gr11" draw:text-style-name="P7" draw:layer="layout" svg:x1="11.692cm" svg:y1="18.363cm" svg:x2="13.292cm" svg:y2="18.363cm">
            <text:p/>
          </draw:line>
          <draw:polygon draw:style-name="gr14" draw:text-style-name="P12" draw:layer="layout" svg:width="1.771cm" svg:height="6.371cm" svg:x="13.292cm" svg:y="11.992cm" svg:viewBox="0 0 1772 6372" draw:points="0,1771 1772,0 1772,4601 0,6372">
            <text:p/>
          </draw:polygon>
          <draw:line draw:style-name="gr11" draw:text-style-name="P7" draw:layer="layout" svg:x1="13.292cm" svg:y1="18.364cm" svg:x2="15.064cm" svg:y2="16.592cm">
            <text:p/>
          </draw:line>
          <draw:line draw:style-name="gr11" draw:text-style-name="P7" draw:layer="layout" svg:x1="11.692cm" svg:y1="18.363cm" svg:x2="11.692cm" svg:y2="13.763cm">
            <text:p/>
          </draw:line>
          <draw:path draw:style-name="gr15" draw:text-style-name="P13" draw:layer="layout" svg:width="3.371cm" svg:height="6.371cm" svg:x="15.792cm" svg:y="11.992cm" svg:viewBox="0 0 3372 6372" svg:d="M1600 1771h-1600v4601h1600zM1600 1771h-1600l1771-1771h1601z">
            <text:p/>
          </draw:path>
          <draw:line draw:style-name="gr8" draw:text-style-name="P7" draw:layer="layout" svg:x1="19.163cm" svg:y1="16.592cm" svg:x2="17.563cm" svg:y2="16.592cm">
            <text:p/>
          </draw:line>
          <draw:line draw:style-name="gr8" draw:text-style-name="P7" draw:layer="layout" svg:x1="15.792cm" svg:y1="18.364cm" svg:x2="17.564cm" svg:y2="16.592cm">
            <text:p/>
          </draw:line>
          <draw:line draw:style-name="gr8" draw:text-style-name="P7" draw:layer="layout" svg:x1="17.563cm" svg:y1="11.992cm" svg:x2="17.563cm" svg:y2="16.592cm">
            <text:p/>
          </draw:line>
          <draw:line draw:style-name="gr11" draw:text-style-name="P7" draw:layer="layout" svg:x1="15.792cm" svg:y1="18.363cm" svg:x2="17.392cm" svg:y2="18.363cm">
            <text:p/>
          </draw:line>
          <draw:polygon draw:style-name="gr15" draw:text-style-name="P13" draw:layer="layout" svg:width="1.771cm" svg:height="6.371cm" svg:x="17.392cm" svg:y="11.992cm" svg:viewBox="0 0 1772 6372" draw:points="0,1771 1772,0 1772,4601 0,6372">
            <text:p/>
          </draw:polygon>
          <draw:line draw:style-name="gr11" draw:text-style-name="P7" draw:layer="layout" svg:x1="17.392cm" svg:y1="18.364cm" svg:x2="19.164cm" svg:y2="16.592cm">
            <text:p/>
          </draw:line>
          <draw:line draw:style-name="gr11" draw:text-style-name="P7" draw:layer="layout" svg:x1="15.792cm" svg:y1="18.363cm" svg:x2="15.792cm" svg:y2="13.763cm">
            <text:p/>
          </draw:line>
          <draw:polyline draw:style-name="gr11" draw:text-style-name="P7" draw:layer="layout" svg:width="0cm" svg:height="0cm" svg:x="16.592cm" svg:y="19.242cm" svg:viewBox="0 0 0 0" draw:points="0,0">
            <text:p/>
          </draw:polyline>
          <draw:path draw:style-name="gr7" draw:text-style-name="P6" draw:layer="layout" svg:width="4.971cm" svg:height="6.371cm" svg:x="17.392cm" svg:y="11.992cm" svg:viewBox="0 0 4972 6372" svg:d="M3200 1771h-3200v4601h3200zM3200 1771h-3200l1771-1771h3201z">
            <text:p/>
          </draw:path>
          <draw:line draw:style-name="gr8" draw:text-style-name="P7" draw:layer="layout" svg:x1="22.363cm" svg:y1="16.592cm" svg:x2="19.163cm" svg:y2="16.592cm">
            <text:p/>
          </draw:line>
          <draw:line draw:style-name="gr8" draw:text-style-name="P7" draw:layer="layout" svg:x1="17.392cm" svg:y1="18.364cm" svg:x2="19.164cm" svg:y2="16.592cm">
            <text:p/>
          </draw:line>
          <draw:line draw:style-name="gr8" draw:text-style-name="P7" draw:layer="layout" svg:x1="19.163cm" svg:y1="11.992cm" svg:x2="19.163cm" svg:y2="16.592cm">
            <text:p/>
          </draw:line>
          <draw:path draw:style-name="gr9" draw:text-style-name="P8" draw:layer="layout" svg:width="2.838cm" svg:height="6.371cm" svg:x="19.525cm" svg:y="11.992cm" svg:viewBox="0 0 2839 6372" svg:d="M1068 1771h-1068v4601h1068zM1068 1771h-1068l1772-1771h1067z">
            <text:p/>
          </draw:path>
          <draw:path draw:style-name="gr10" draw:text-style-name="P9" draw:layer="layout" svg:width="4.971cm" svg:height="6.371cm" svg:x="17.392cm" svg:y="11.992cm" svg:viewBox="0 0 4972 6372" svg:d="M3200 1771h-3200v4601h3200zM3200 1771h-3200l1771-1771h3201z">
            <text:p/>
          </draw:path>
          <draw:line draw:style-name="gr11" draw:text-style-name="P7" draw:layer="layout" svg:x1="17.392cm" svg:y1="18.363cm" svg:x2="20.592cm" svg:y2="18.363cm">
            <text:p/>
          </draw:line>
          <draw:polygon draw:style-name="gr7" draw:text-style-name="P6" draw:layer="layout" svg:width="1.771cm" svg:height="6.371cm" svg:x="20.592cm" svg:y="11.992cm" svg:viewBox="0 0 1772 6372" draw:points="0,1771 1772,0 1772,4601 0,6372">
            <text:p/>
          </draw:polygon>
          <draw:polygon draw:style-name="gr9" draw:text-style-name="P8" draw:layer="layout" svg:width="1.771cm" svg:height="6.371cm" svg:x="20.592cm" svg:y="11.992cm" svg:viewBox="0 0 1772 6372" draw:points="0,1771 1772,0 1772,4601 0,6372">
            <text:p/>
          </draw:polygon>
          <draw:polygon draw:style-name="gr11" draw:text-style-name="P7" draw:layer="layout" svg:width="1.771cm" svg:height="6.371cm" svg:x="20.592cm" svg:y="11.992cm" svg:viewBox="0 0 1772 6372" draw:points="0,1771 1772,0 1772,4601 0,6372">
            <text:p/>
          </draw:polygon>
          <draw:line draw:style-name="gr11" draw:text-style-name="P7" draw:layer="layout" svg:x1="20.592cm" svg:y1="18.364cm" svg:x2="22.364cm" svg:y2="16.592cm">
            <text:p/>
          </draw:line>
          <draw:line draw:style-name="gr11" draw:text-style-name="P7" draw:layer="layout" svg:x1="17.392cm" svg:y1="18.363cm" svg:x2="17.392cm" svg:y2="13.763cm">
            <text:p/>
          </draw:line>
          <draw:polyline draw:style-name="gr11" draw:text-style-name="P7" draw:layer="layout" svg:width="0cm" svg:height="0cm" svg:x="18.992cm" svg:y="19.242cm" svg:viewBox="0 0 0 0" draw:points="0,0">
            <text:p/>
          </draw:polyline>
          <draw:path draw:style-name="gr7" draw:text-style-name="P6" draw:layer="layout" svg:width="3.371cm" svg:height="6.371cm" svg:x="20.592cm" svg:y="11.992cm" svg:viewBox="0 0 3372 6372" svg:d="M1601 1771h-1601v4601h1601zM1601 1771h-1601l1772-1771h1600z">
            <text:p/>
          </draw:path>
          <draw:line draw:style-name="gr8" draw:text-style-name="P7" draw:layer="layout" svg:x1="23.963cm" svg:y1="16.592cm" svg:x2="22.363cm" svg:y2="16.592cm">
            <text:p/>
          </draw:line>
          <draw:line draw:style-name="gr8" draw:text-style-name="P7" draw:layer="layout" svg:x1="20.592cm" svg:y1="18.364cm" svg:x2="22.364cm" svg:y2="16.592cm">
            <text:p/>
          </draw:line>
          <draw:line draw:style-name="gr8" draw:text-style-name="P7" draw:layer="layout" svg:x1="22.363cm" svg:y1="11.992cm" svg:x2="22.363cm" svg:y2="16.592cm">
            <text:p/>
          </draw:line>
          <draw:path draw:style-name="gr9" draw:text-style-name="P8" draw:layer="layout" svg:width="2.305cm" svg:height="6.371cm" svg:x="21.658cm" svg:y="11.992cm" svg:viewBox="0 0 2306 6372" svg:d="M534 1771h-534v4601h534zM534 1771h-534l1771-1771h535z">
            <text:p/>
          </draw:path>
          <draw:path draw:style-name="gr10" draw:text-style-name="P9" draw:layer="layout" svg:width="3.371cm" svg:height="6.371cm" svg:x="20.592cm" svg:y="11.992cm" svg:viewBox="0 0 3372 6372" svg:d="M1601 1771h-1601v4601h1601zM1601 1771h-1601l1772-1771h1600z">
            <text:p/>
          </draw:path>
          <draw:line draw:style-name="gr11" draw:text-style-name="P7" draw:layer="layout" svg:x1="20.592cm" svg:y1="18.363cm" svg:x2="22.192cm" svg:y2="18.363cm">
            <text:p/>
          </draw:line>
          <draw:frame draw:style-name="gr12" draw:text-style-name="P11" draw:layer="layout" svg:width="0.451cm" svg:height="0.412cm" svg:x="18.816cm" svg:y="18.388cm">
            <draw:text-box>
              <text:p text:style-name="P10"><text:span text:style-name="T1">64</text:span></text:p>
            </draw:text-box>
          </draw:frame>
          <draw:polygon draw:style-name="gr7" draw:text-style-name="P6" draw:layer="layout" svg:width="1.771cm" svg:height="6.371cm" svg:x="22.192cm" svg:y="11.992cm" svg:viewBox="0 0 1772 6372" draw:points="0,1771 1772,0 1772,4601 0,6372">
            <text:p/>
          </draw:polygon>
          <draw:polygon draw:style-name="gr9" draw:text-style-name="P8" draw:layer="layout" svg:width="1.771cm" svg:height="6.371cm" svg:x="22.192cm" svg:y="11.992cm" svg:viewBox="0 0 1772 6372" draw:points="0,1771 1772,0 1772,4601 0,6372">
            <text:p/>
          </draw:polygon>
          <draw:polygon draw:style-name="gr11" draw:text-style-name="P7" draw:layer="layout" svg:width="1.771cm" svg:height="6.371cm" svg:x="22.192cm" svg:y="11.992cm" svg:viewBox="0 0 1772 6372" draw:points="0,1771 1772,0 1772,4601 0,6372">
            <text:p/>
          </draw:polygon>
          <draw:line draw:style-name="gr11" draw:text-style-name="P7" draw:layer="layout" svg:x1="22.192cm" svg:y1="18.364cm" svg:x2="23.964cm" svg:y2="16.592cm">
            <text:p/>
          </draw:line>
          <draw:line draw:style-name="gr11" draw:text-style-name="P7" draw:layer="layout" svg:x1="20.592cm" svg:y1="18.363cm" svg:x2="20.592cm" svg:y2="13.763cm">
            <text:p/>
          </draw:line>
          <draw:polyline draw:style-name="gr11" draw:text-style-name="P7" draw:layer="layout" svg:width="0cm" svg:height="0cm" svg:x="21.392cm" svg:y="19.242cm" svg:viewBox="0 0 0 0" draw:points="0,0">
            <text:p/>
          </draw:polyline>
          <draw:path draw:style-name="gr16" draw:text-style-name="P14" draw:layer="layout" svg:width="2.571cm" svg:height="6.371cm" svg:x="25.192cm" svg:y="11.992cm" svg:viewBox="0 0 2572 6372" svg:d="M800 1771h-800v4601h800zM800 1771h-800l1772-1771h800z">
            <text:p/>
          </draw:path>
          <draw:line draw:style-name="gr8" draw:text-style-name="P7" draw:layer="layout" svg:x1="27.763cm" svg:y1="16.592cm" svg:x2="26.963cm" svg:y2="16.592cm">
            <text:p/>
          </draw:line>
          <draw:line draw:style-name="gr8" draw:text-style-name="P7" draw:layer="layout" svg:x1="25.192cm" svg:y1="18.364cm" svg:x2="26.964cm" svg:y2="16.592cm">
            <text:p/>
          </draw:line>
          <draw:line draw:style-name="gr8" draw:text-style-name="P7" draw:layer="layout" svg:x1="26.963cm" svg:y1="11.992cm" svg:x2="26.963cm" svg:y2="16.592cm">
            <text:p/>
          </draw:line>
          <draw:path draw:style-name="gr17" draw:text-style-name="P15" draw:layer="layout" svg:width="2.038cm" svg:height="6.371cm" svg:x="25.725cm" svg:y="11.992cm" svg:viewBox="0 0 2039 6372" svg:d="M267 1771h-267v4601h267zM267 1771h-267l1772-1771h267z">
            <text:p/>
          </draw:path>
          <draw:path draw:style-name="gr18" draw:text-style-name="P16" draw:layer="layout" svg:width="2.571cm" svg:height="6.371cm" svg:x="25.192cm" svg:y="11.992cm" svg:viewBox="0 0 2572 6372" svg:d="M800 1771h-800v4601h800zM800 1771h-800l1772-1771h800z">
            <text:p/>
          </draw:path>
          <draw:line draw:style-name="gr11" draw:text-style-name="P7" draw:layer="layout" svg:x1="25.192cm" svg:y1="18.363cm" svg:x2="25.992cm" svg:y2="18.363cm">
            <text:p/>
          </draw:line>
          <draw:frame draw:style-name="gr12" draw:text-style-name="P11" draw:layer="layout" svg:width="0.451cm" svg:height="0.412cm" svg:x="21.216cm" svg:y="18.388cm">
            <draw:text-box>
              <text:p text:style-name="P10"><text:span text:style-name="T1">32</text:span></text:p>
            </draw:text-box>
          </draw:frame>
          <draw:polygon draw:style-name="gr16" draw:text-style-name="P14" draw:layer="layout" svg:width="1.771cm" svg:height="6.371cm" svg:x="25.992cm" svg:y="11.992cm" svg:viewBox="0 0 1772 6372" draw:points="0,1771 1772,0 1772,4601 0,6372">
            <text:p/>
          </draw:polygon>
          <draw:polygon draw:style-name="gr17" draw:text-style-name="P15" draw:layer="layout" svg:width="1.771cm" svg:height="6.371cm" svg:x="25.992cm" svg:y="11.992cm" svg:viewBox="0 0 1772 6372" draw:points="0,1771 1772,0 1772,4601 0,6372">
            <text:p/>
          </draw:polygon>
          <draw:polygon draw:style-name="gr11" draw:text-style-name="P7" draw:layer="layout" svg:width="1.771cm" svg:height="6.371cm" svg:x="25.992cm" svg:y="11.992cm" svg:viewBox="0 0 1772 6372" draw:points="0,1771 1772,0 1772,4601 0,6372">
            <text:p/>
          </draw:polygon>
          <draw:line draw:style-name="gr11" draw:text-style-name="P7" draw:layer="layout" svg:x1="25.992cm" svg:y1="18.364cm" svg:x2="27.764cm" svg:y2="16.592cm">
            <text:p/>
          </draw:line>
          <draw:line draw:style-name="gr11" draw:text-style-name="P7" draw:layer="layout" svg:x1="25.192cm" svg:y1="18.363cm" svg:x2="25.192cm" svg:y2="13.763cm">
            <text:p/>
          </draw:line>
          <draw:frame draw:style-name="gr12" draw:text-style-name="P11" draw:layer="layout" svg:width="0.451cm" svg:height="0.412cm" svg:x="25.416cm" svg:y="18.388cm">
            <draw:text-box>
              <text:p text:style-name="P10"><text:span text:style-name="T1">16</text:span></text:p>
            </draw:text-box>
          </draw:frame>
          <draw:path draw:style-name="gr7" draw:text-style-name="P6" draw:layer="layout" svg:width="2.171cm" svg:height="6.371cm" svg:x="25.992cm" svg:y="11.992cm" svg:viewBox="0 0 2172 6372" svg:d="M401 1771h-401v4601h401zM401 1771h-401l1772-1771h400z">
            <text:p/>
          </draw:path>
          <draw:line draw:style-name="gr8" draw:text-style-name="P7" draw:layer="layout" svg:x1="28.163cm" svg:y1="16.592cm" svg:x2="27.763cm" svg:y2="16.592cm">
            <text:p/>
          </draw:line>
          <draw:line draw:style-name="gr8" draw:text-style-name="P7" draw:layer="layout" svg:x1="25.992cm" svg:y1="18.364cm" svg:x2="27.764cm" svg:y2="16.592cm">
            <text:p/>
          </draw:line>
          <draw:line draw:style-name="gr8" draw:text-style-name="P7" draw:layer="layout" svg:x1="27.763cm" svg:y1="11.992cm" svg:x2="27.763cm" svg:y2="16.592cm">
            <text:p/>
          </draw:line>
          <draw:line draw:style-name="gr11" draw:text-style-name="P7" draw:layer="layout" svg:x1="25.992cm" svg:y1="18.363cm" svg:x2="26.392cm" svg:y2="18.363cm">
            <text:p/>
          </draw:line>
          <draw:polygon draw:style-name="gr7" draw:text-style-name="P6" draw:layer="layout" svg:width="1.771cm" svg:height="6.371cm" svg:x="26.392cm" svg:y="11.992cm" svg:viewBox="0 0 1772 6372" draw:points="0,1771 1772,0 1772,4601 0,6372">
            <text:p/>
          </draw:polygon>
          <draw:line draw:style-name="gr11" draw:text-style-name="P7" draw:layer="layout" svg:x1="26.392cm" svg:y1="18.364cm" svg:x2="28.164cm" svg:y2="16.592cm">
            <text:p/>
          </draw:line>
          <draw:line draw:style-name="gr11" draw:text-style-name="P7" draw:layer="layout" svg:x1="25.992cm" svg:y1="18.363cm" svg:x2="25.992cm" svg:y2="13.763cm">
            <text:p/>
          </draw:line>
          <draw:path draw:style-name="gr11" draw:text-style-name="P7" draw:layer="layout" svg:width="1cm" svg:height="1cm" svg:x="28.942cm" svg:y="14.326cm" svg:viewBox="0 0 1001 1001" svg:d="M1001 500c0-276-225-500-501-500s-500 224-500 500 224 501 500 501 501-225 501-501z">
            <text:p/>
          </draw:path>
          <draw:frame draw:style-name="gr19" draw:text-style-name="P11" draw:layer="layout" svg:width="0.35cm" svg:height="0.412cm" svg:x="26.104cm" svg:y="18.388cm">
            <draw:text-box>
              <text:p text:style-name="P10"><text:span text:style-name="T1">1</text:span></text:p>
            </draw:text-box>
          </draw:frame>
          <draw:frame draw:style-name="gr20" draw:text-style-name="P17" draw:layer="layout" svg:width="0.702cm" svg:height="0.818cm" svg:x="29.143cm" svg:y="14.409cm">
            <draw:text-box>
              <text:p text:style-name="P10"><text:span text:style-name="T2">+</text:span></text:p>
            </draw:text-box>
          </draw:frame>
          <draw:g>
            <svg:title>TexMaths</svg:title>
            <svg:desc>28§display§\textbf{m}_k§svg§600§FALSE§</svg:desc>
            <draw:polygon draw:style-name="gr1" draw:text-style-name="P1" draw:layer="layout" svg:width="1.236cm" svg:height="0.5cm" svg:x="0.446cm" svg:y="10.893cm" svg:viewBox="0 0 1237 501" draw:points="619,501 0,501 0,0 1237,0 1237,501">
              <text:p/>
            </draw:polygon>
            <draw:path draw:style-name="gr2" draw:text-style-name="P2" draw:layer="layout" svg:width="0.878cm" svg:height="0.444cm" svg:x="0.442cm" svg:y="10.844cm" svg:viewBox="0 0 879 445" svg:d="M67 94v304h-67v47c27-2 87-5 123-5 41 0 99 3 126 5v-47h-67v-206c0-107 85-156 145-156 34 0 56 20 56 96v266h-67v47c27-2 85-5 123-5s97 3 124 5v-47h-68v-206c0-107 86-156 148-156 34 0 54 20 54 96v266h-67v47c27-2 87-5 125-5s97 3 124 5v-47h-68v-255c0-103-51-143-152-143-90 0-141 49-168 94-18-92-110-94-148-94-85 0-141 45-173 107v-107l-170 9v45c61 0 67 0 67 40z">
              <text:p/>
            </draw:path>
            <draw:path draw:style-name="gr2" draw:text-style-name="P2" draw:layer="layout" svg:width="0.34cm" svg:height="0.486cm" svg:x="1.392cm" svg:y="10.956cm" svg:viewBox="0 0 341 487" svg:d="M166 20c0 0 2-9 2-11s-2-9-11-9c-14 0-72 4-90 7-4 0-13 2-13 15 0 12 9 12 18 12 31 0 31 4 31 8 0 5 0 9-2 16l-97 391c-4 11-4 14-4 16 0 9 9 22 25 22 18 0 27-15 31-29 0-4 31-125 34-134 49 5 89 20 89 56 0 2 0 7-2 13-2 12-2 14-2 23 0 49 40 71 74 71 67 0 87-105 87-107 0-9-9-9-11-9-9 0-11 4-13 18-9 29-27 78-63 78-18 0-23-18-23-36 0-11 0-13 3-31 2-2 4-13 4-22 0-61-83-72-112-72 20-13 45-36 58-47 34-33 70-65 108-65 9 0 18 3 22 9-29 5-36 27-36 38 0 16 14 27 30 27 18 0 38-15 38-44 0-23-16-50-54-50s-74 29-110 61c-29 29-51 49-81 62z">
              <text:p/>
            </draw:path>
          </draw:g>
          <draw:g>
            <svg:title>TexMaths</svg:title>
            <svg:desc>28§display§\nabla J_k§svg§600§FALSE§</svg:desc>
            <draw:polygon draw:style-name="gr1" draw:text-style-name="P1" draw:layer="layout" svg:width="1.658cm" svg:height="0.73cm" svg:x="0.234cm" svg:y="19.376cm" svg:viewBox="0 0 1659 731" draw:points="829,731 0,731 0,0 1659,0 1659,731">
              <text:p/>
            </draw:polygon>
            <draw:path draw:style-name="gr2" draw:text-style-name="P2" draw:layer="layout" svg:width="0.727cm" svg:height="0.708cm" svg:x="0.232cm" svg:y="19.327cm" svg:viewBox="0 0 728 709" svg:d="M723 22c3-4 5-11 5-13 0-9 0-9-23-9h-680c-25 0-25 0-25 9 0 2 2 9 4 13l334 666c7 14 9 21 27 21 16 0 18-7 27-21zM123 72h542l-271 542z">
              <text:p/>
            </draw:path>
            <draw:path draw:style-name="gr2" draw:text-style-name="P2" draw:layer="layout" svg:width="0.554cm" svg:height="0.696cm" svg:x="1.074cm" svg:y="19.327cm" svg:viewBox="0 0 555 697" svg:d="M464 72c9-32 11-41 65-41 15 0 26 0 26-20 0-9-6-11-13-11-25 0-85 2-110 2-33 0-114-2-145-2-9 0-20 0-20 20 0 11 6 11 33 11 22 0 31 0 56 3 25 2 31 4 31 18 0 6-2 13-4 22l-114 453c-23 96-90 148-141 148-27 0-79-9-94-61 2 0 9 0 11 0 38 0 65-33 65-62 0-32-27-43-43-43-18 0-67 14-67 81 0 60 52 107 130 107 92 0 195-65 219-163z">
              <text:p/>
            </draw:path>
            <draw:path draw:style-name="gr2" draw:text-style-name="P2" draw:layer="layout" svg:width="0.339cm" svg:height="0.488cm" svg:x="1.603cm" svg:y="19.67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1 0-14 2-32 3-2 5-13 5-22 0-61-83-72-112-72 20-13 45-36 58-47 34-33 70-65 108-65 9 0 18 2 22 9-29 5-36 27-36 38 0 16 14 27 29 27 18 0 38-16 38-45 0-22-15-49-53-49s-74 29-110 60c-29 30-52 50-81 63z">
              <text:p/>
            </draw:path>
          </draw:g>
          <draw:g>
            <svg:title>TexMaths</svg:title>
            <svg:desc>28§display§\textbf{m}_{k+1}§svg§600§FALSE§</svg:desc>
            <draw:polygon draw:style-name="gr1" draw:text-style-name="P1" draw:layer="layout" svg:width="2.21cm" svg:height="0.575cm" svg:x="31.447cm" svg:y="14.601cm" svg:viewBox="0 0 2211 576" draw:points="1107,576 0,576 0,0 2211,0 2211,576">
              <text:p/>
            </draw:polygon>
            <draw:path draw:style-name="gr2" draw:text-style-name="P2" draw:layer="layout" svg:width="0.877cm" svg:height="0.445cm" svg:x="31.443cm" svg:y="14.552cm" svg:viewBox="0 0 878 446" svg:d="M67 94v305h-67v47c27-2 87-4 123-4 41 0 99 2 126 4v-47h-68v-206c0-108 86-157 146-157 34 0 56 20 56 96v267h-67v47c27-2 85-4 123-4s96 2 123 4v-47h-67v-206c0-108 85-157 148-157 34 0 54 20 54 96v267h-67v47c26-2 87-4 125-4s96 2 123 4v-47h-67v-255c0-104-52-144-152-144-90 0-141 49-168 94-18-92-110-94-148-94-85 0-141 45-173 108v-108l-170 9v45c60 0 67 0 67 40z">
              <text:p/>
            </draw:path>
            <draw:path draw:style-name="gr2" draw:text-style-name="P2" draw:layer="layout" svg:width="0.34cm" svg:height="0.488cm" svg:x="32.393cm" svg:y="14.664cm" svg:viewBox="0 0 341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6 79-62 79-18 0-23-18-23-36 0-11 0-14 3-32 2-2 4-13 4-22 0-61-83-72-112-72 20-13 45-36 58-47 34-34 70-65 108-65 9 0 18 2 22 9-29 5-36 27-36 38 0 16 14 27 29 27 18 0 39-16 39-45 0-22-16-49-54-49s-74 29-110 60c-29 30-52 50-81 63z">
              <text:p/>
            </draw:path>
            <draw:path draw:style-name="gr2" draw:text-style-name="P2" draw:layer="layout" svg:width="0.508cm" svg:height="0.51cm" svg:x="32.825cm" svg:y="14.716cm" svg:viewBox="0 0 509 511" svg:d="M271 271h213c9 0 25 0 25-15 0-18-16-18-25-18h-213v-213c0-9 0-25-16-25-18 0-18 16-18 25v213h-212c-9 0-25 0-25 18 0 15 16 15 25 15h212v213c0 9 0 27 18 27 16 0 16-15 16-27z">
              <text:p/>
            </draw:path>
            <draw:path draw:style-name="gr2" draw:text-style-name="P2" draw:layer="layout" svg:width="0.252cm" svg:height="0.459cm" svg:x="33.455cm" svg:y="14.684cm" svg:viewBox="0 0 253 460" svg:d="M157 20c0-20-2-20-20-20-45 43-108 45-137 45v25c16 0 63 0 101-21v355c0 22 0 31-70 31h-27v25c14 0 99-3 124-3 22 0 109 3 125 3v-25h-27c-69 0-69-9-69-31z">
              <text:p/>
            </draw:path>
          </draw:g>
          <draw:line draw:style-name="gr21" draw:text-style-name="P4" draw:layer="layout" svg:x1="2.043cm" svg:y1="11.127cm" svg:x2="3.443cm" svg:y2="11.127cm">
            <text:p/>
          </draw:line>
          <draw:line draw:style-name="gr21" draw:text-style-name="P4" draw:layer="layout" svg:x1="2.043cm" svg:y1="19.727cm" svg:x2="3.443cm" svg:y2="19.727cm">
            <text:p/>
          </draw:line>
          <draw:line draw:style-name="gr11" draw:text-style-name="P7" draw:layer="layout" svg:x1="25.192cm" svg:y1="18.367cm" svg:x2="25.992cm" svg:y2="18.367cm">
            <text:p/>
          </draw:line>
          <draw:line draw:style-name="gr11" draw:text-style-name="P7" draw:layer="layout" svg:x1="25.192cm" svg:y1="18.367cm" svg:x2="25.192cm" svg:y2="13.767cm">
            <text:p/>
          </draw:line>
          <draw:line draw:style-name="gr11" draw:text-style-name="P7" draw:layer="layout" svg:x1="25.992cm" svg:y1="18.367cm" svg:x2="25.992cm" svg:y2="13.767cm">
            <text:p/>
          </draw:line>
          <draw:frame draw:style-name="gr22" draw:text-style-name="P4" draw:layer="layout" svg:width="1.588cm" svg:height="4.61cm" draw:transform="rotate (1.5707963267949) translate (25.045cm 21.649cm)">
            <draw:image xlink:href="Pictures/2000002100000A2F000018F338757E5EBD0B140C.svm" xlink:type="simple" xlink:show="embed" xlink:actuate="onLoad">
              <text:p/>
            </draw:image>
            <draw:image xlink:href="Pictures/1000020000000063000000F1820E542EB1E94069.png" xlink:type="simple" xlink:show="embed" xlink:actuate="onLoad"/>
          </draw:frame>
          <draw:line draw:style-name="gr8" draw:text-style-name="P7" draw:layer="layout" svg:x1="15.791cm" svg:y1="18.368cm" svg:x2="17.563cm" svg:y2="16.596cm">
            <text:p/>
          </draw:line>
          <draw:line draw:style-name="gr11" draw:text-style-name="P7" draw:layer="layout" svg:x1="15.791cm" svg:y1="18.367cm" svg:x2="17.391cm" svg:y2="18.367cm">
            <text:p/>
          </draw:line>
          <draw:line draw:style-name="gr11" draw:text-style-name="P7" draw:layer="layout" svg:x1="15.791cm" svg:y1="18.367cm" svg:x2="15.791cm" svg:y2="13.767cm">
            <text:p/>
          </draw:line>
          <draw:line draw:style-name="gr11" draw:text-style-name="P7" draw:layer="layout" svg:x1="17.391cm" svg:y1="18.367cm" svg:x2="17.391cm" svg:y2="13.767cm">
            <text:p/>
          </draw:line>
          <draw:frame draw:style-name="gr23" draw:text-style-name="P4" draw:layer="layout" svg:width="0.854cm" svg:height="4.607cm" draw:transform="rotate (1.5707963267949) translate (25.045cm 21.815cm)">
            <draw:image xlink:href="Pictures/2000001600000D4F000018F30A4638F34FB1EBA1.svm" xlink:type="simple" xlink:show="embed" xlink:actuate="onLoad">
              <text:p/>
            </draw:image>
            <draw:image xlink:href="Pictures/1000020000000081000000F193812EB8B9B81496.png" xlink:type="simple" xlink:show="embed" xlink:actuate="onLoad"/>
          </draw:frame>
          <draw:frame draw:style-name="gr24" draw:text-style-name="P4" draw:layer="layout" svg:width="0.862cm" svg:height="4.614cm" draw:transform="rotate (1.5707963267949) translate (20.329cm 20.927cm)">
            <draw:image xlink:href="Pictures/2000002100000D4F000018F3F56F72A76A56B34F.svm" xlink:type="simple" xlink:show="embed" xlink:actuate="onLoad">
              <text:p/>
            </draw:image>
            <draw:image xlink:href="Pictures/1000020000000081000000F18DBC2B47610615AB.png" xlink:type="simple" xlink:show="embed" xlink:actuate="onLoad"/>
          </draw:frame>
          <draw:line draw:style-name="gr25" draw:text-style-name="P4" draw:layer="layout" svg:x1="1.043cm" svg:y1="7.627cm" svg:x2="29.443cm" svg:y2="7.627cm">
            <text:p/>
          </draw:line>
          <draw:line draw:style-name="gr21" draw:text-style-name="P4" draw:layer="layout" svg:x1="29.405cm" svg:y1="7.627cm" svg:x2="29.405cm" svg:y2="14.327cm">
            <text:p/>
          </draw:line>
          <draw:line draw:style-name="gr8" draw:text-style-name="P7" draw:layer="layout" svg:x1="10.091cm" svg:y1="18.368cm" svg:x2="11.863cm" svg:y2="16.596cm">
            <text:p/>
          </draw:line>
          <draw:line draw:style-name="gr11" draw:text-style-name="P7" draw:layer="layout" svg:x1="10.091cm" svg:y1="18.367cm" svg:x2="11.691cm" svg:y2="18.367cm">
            <text:p/>
          </draw:line>
          <draw:line draw:style-name="gr11" draw:text-style-name="P7" draw:layer="layout" svg:x1="10.091cm" svg:y1="18.367cm" svg:x2="10.091cm" svg:y2="13.767cm">
            <text:p/>
          </draw:line>
          <draw:line draw:style-name="gr11" draw:text-style-name="P7" draw:layer="layout" svg:x1="11.691cm" svg:y1="18.367cm" svg:x2="11.691cm" svg:y2="13.767cm">
            <text:p/>
          </draw:line>
          <draw:frame draw:style-name="gr26" draw:text-style-name="P4" draw:layer="layout" svg:width="1.708cm" svg:height="4.6cm" draw:transform="rotate (1.5707963267949) translate (20.343cm 21.835cm)">
            <draw:image xlink:href="Pictures/2000001600000D4F000018F3362D7037CF09EC7B.svm" xlink:type="simple" xlink:show="embed" xlink:actuate="onLoad">
              <text:p/>
            </draw:image>
            <draw:image xlink:href="Pictures/1000020000000081000000F181D45EDC19FF4DC4.png" xlink:type="simple" xlink:show="embed" xlink:actuate="onLoad"/>
          </draw:frame>
          <draw:frame draw:style-name="gr27" draw:text-style-name="P11" draw:layer="layout" svg:width="2.868cm" svg:height="0.823cm" svg:x="21.209cm" svg:y="21.227cm">
            <draw:text-box>
              <text:p text:style-name="P10"><text:span text:style-name="T3">Concatenation</text:span></text:p>
            </draw:text-box>
          </draw:frame>
          <draw:line draw:style-name="gr21" draw:text-style-name="P4" draw:layer="layout" svg:x1="29.943cm" svg:y1="14.827cm" svg:x2="31.343cm" svg:y2="14.827cm">
            <text:p/>
          </draw:line>
          <draw:line draw:style-name="gr28" draw:text-style-name="P4" draw:layer="layout" svg:x1="1.04cm" svg:y1="10.427cm" svg:x2="1.04cm" svg:y2="7.627cm">
            <text:p/>
          </draw:line>
          <draw:line draw:style-name="gr25" draw:text-style-name="P4" draw:layer="layout" svg:x1="6.943cm" svg:y1="11.127cm" svg:x2="12.143cm" svg:y2="11.127cm">
            <text:p/>
          </draw:line>
          <draw:line draw:style-name="gr25" draw:text-style-name="P4" draw:layer="layout" svg:x1="6.943cm" svg:y1="19.627cm" svg:x2="12.743cm" svg:y2="19.627cm">
            <text:p/>
          </draw:line>
          <draw:line draw:style-name="gr21" draw:text-style-name="P4" draw:layer="layout" svg:x1="12.143cm" svg:y1="11.127cm" svg:x2="12.143cm" svg:y2="12.527cm">
            <text:p/>
          </draw:line>
          <draw:line draw:style-name="gr21" draw:text-style-name="P4" draw:layer="layout" svg:x1="12.743cm" svg:y1="19.627cm" svg:x2="12.743cm" svg:y2="18.327cm">
            <text:p/>
          </draw:line>
          <draw:line draw:style-name="gr21" draw:text-style-name="P4" draw:layer="layout" svg:x1="14.743cm" svg:y1="14.927cm" svg:x2="16.143cm" svg:y2="14.927cm">
            <text:p/>
          </draw:line>
          <draw:line draw:style-name="gr21" draw:text-style-name="P4" draw:layer="layout" svg:x1="23.743cm" svg:y1="14.927cm" svg:x2="25.143cm" svg:y2="14.927cm">
            <text:p/>
          </draw:line>
          <draw:line draw:style-name="gr25" draw:text-style-name="P4" draw:layer="layout" svg:x1="27.943cm" svg:y1="14.827cm" svg:x2="28.943cm" svg:y2="14.827cm">
            <text:p/>
          </draw:line>
          <draw:polyline draw:style-name="gr11" draw:text-style-name="P7" draw:layer="layout" svg:width="0cm" svg:height="0cm" svg:x="27.35cm" svg:y="20.357cm" svg:viewBox="0 0 0 0" draw:points="0,0">
            <text:p/>
          </draw:polyline>
          <draw:frame draw:style-name="gr29" draw:text-style-name="P11" draw:layer="layout" svg:width="3.147cm" svg:height="0.412cm" svg:x="25.777cm" svg:y="20.151cm">
            <draw:text-box>
              <text:p text:style-name="P10"><text:span text:style-name="T3">Conv+BN+ReLU</text:span></text:p>
            </draw:text-box>
          </draw:frame>
          <draw:polyline draw:style-name="gr11" draw:text-style-name="P7" draw:layer="layout" svg:width="0cm" svg:height="0cm" svg:x="27.35cm" svg:y="20.357cm" svg:viewBox="0 0 0 0" draw:points="0,0">
            <text:p/>
          </draw:polyline>
          <draw:frame draw:style-name="gr30" draw:text-style-name="P11" draw:layer="layout" svg:width="2.292cm" svg:height="0.412cm" svg:x="21.49cm" svg:y="20.151cm">
            <draw:text-box>
              <text:p text:style-name="P10"><text:span text:style-name="T3">Conv+ReLU</text:span></text:p>
            </draw:text-box>
          </draw:frame>
          <draw:frame draw:style-name="gr31" draw:text-style-name="P11" draw:layer="layout" svg:width="0.561cm" svg:height="0.412cm" svg:x="27.068cm" svg:y="21.261cm">
            <draw:text-box>
              <text:p text:style-name="P10"><text:span text:style-name="T3">BN</text:span></text:p>
            </draw:text-box>
          </draw:frame>
          <draw:polyline draw:style-name="gr11" draw:text-style-name="P7" draw:layer="layout" svg:width="0cm" svg:height="0cm" svg:x="22.643cm" svg:y="21.432cm" svg:viewBox="0 0 0 0" draw:points="0,0">
            <text:p/>
          </draw:polyline>
          <draw:polyline draw:style-name="gr11" draw:text-style-name="P7" draw:layer="layout" svg:width="0cm" svg:height="0cm" svg:x="22.643cm" svg:y="21.432cm" svg:viewBox="0 0 0 0" draw:points="0,0">
            <text:p/>
          </draw:polyline>
        </draw:g>
        <draw:line draw:style-name="gr4" draw:text-style-name="P4" draw:layer="layout" svg:x1="26.789cm" svg:y1="1.7cm" svg:x2="27.589cm" svg:y2="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stroke-dash17" draw:style="rect" draw:dots1="1" draw:dots1-length="0.105cm" draw:distance="0.0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94cm" fo:page-height="23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7T12:20:27.185451774</meta:creation-date>
    <dc:date>2020-11-30T13:09:11.989024366</dc:date>
    <meta:editing-duration>PT7M47S</meta:editing-duration>
    <meta:editing-cycles>2</meta:editing-cycles>
    <meta:generator>LibreOffice/6.0.7.3$Linux_X86_64 LibreOffice_project/00m0$Build-3</meta:generator>
    <meta:document-statistic meta:object-count="238"/>
  </office:meta>
</office:document-meta>
</file>